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9000000A18B5BD03449B054BA.png" manifest:media-type="image/png"/>
  <manifest:file-entry manifest:full-path="Pictures/10000201000002BD000001DBC224AD23F9F4C5FA.png" manifest:media-type="image/png"/>
  <manifest:file-entry manifest:full-path="Pictures/100002010000024500000175884941B7FB948849.png" manifest:media-type="image/png"/>
  <manifest:file-entry manifest:full-path="Pictures/1000020100000245000001732C420FFC834B85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f12c" officeooo:paragraph-rsid="0016f12c"/>
    </style:style>
    <style:style style:name="P2" style:family="paragraph" style:parent-style-name="Standard">
      <style:paragraph-properties fo:text-align="justify" style:justify-single-word="false"/>
      <style:text-properties officeooo:rsid="0016f12c" officeooo:paragraph-rsid="0016f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GIT</text:p>
      <text:p text:style-name="P1"/>
      <text:p text:style-name="P2"><draw:frame draw:style-name="fr1" draw:name="Imagen1" text:anchor-type="char" svg:x="1.819cm" svg:y="0.335cm" svg:width="12.517cm" svg:height="4.26cm" draw:z-index="0"><draw:image xlink:href="Pictures/10000201000001D9000000A18B5BD03449B054B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-0.265cm" svg:y="0.06cm" svg:width="17cm" svg:height="11.52cm" draw:z-index="1"><draw:image xlink:href="Pictures/10000201000002BD000001DBC224AD23F9F4C5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601cm" svg:y="0.102cm" svg:width="15.374cm" svg:height="9.871cm" draw:z-index="3"><draw:image xlink:href="Pictures/100002010000024500000175884941B7FB948849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n3" text:anchor-type="char" svg:x="0.813cm" svg:y="0.381cm" svg:width="15.374cm" svg:height="9.818cm" draw:z-index="2"><draw:image xlink:href="Pictures/1000020100000245000001732C420FFC834B85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9:45:09.436000000</meta:creation-date>
    <dc:date>2021-02-04T20:00:31.588000000</dc:date>
    <meta:editing-duration>PT6M38S</meta:editing-duration>
    <meta:editing-cycles>2</meta:editing-cycles>
    <meta:generator>LibreOffice/7.1.0.3$Windows_X86_64 LibreOffice_project/f6099ecf3d29644b5008cc8f48f42f4a40986e4c</meta:generator>
    <meta:document-statistic meta:table-count="0" meta:image-count="4" meta:object-count="0" meta:page-count="3" meta:paragraph-count="1" meta:word-count="2" meta:character-count="12" meta:non-whitespace-character-count="11"/>
  </office:meta>
</office:document-meta>
</file>